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C0000007A8FADD3D8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reformatted_20_Text">-</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text:soft-page-break/>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soft-page-break/><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text:soft-page-break/>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tab/><text:tab/>Human intuitive way of breaking the code into who's responsible for what</text:p>
      <text:p text:style-name="Preformatted_20_Text"><text:tab/></text:p>
      <text:p text:style-name="Preformatted_20_Text"><text:tab/>Model/View/Controller</text:p>
      <text:p text:style-name="Preformatted_20_Text"><text:soft-page-break/><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draw:frame draw:style-name="fr1" draw:name="graphics1" text:anchor-type="paragraph" svg:x="0.1583in" svg:y="0.4in" svg:width="4.4382in" svg:height="2.252in" draw:z-index="0"><draw:image xlink:href="Pictures/1000000000000FC0000007A8FADD3D86.jpg" xlink:type="simple" xlink:show="embed" xlink:actuate="onLoad"/></draw:frame><text:tab/><text:tab/>More difficult for humans to read</text:p>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1-23T19:22:28.59</dc:date>
    <dc:creator>Cinder Fall</dc:creator>
    <meta:generator>OpenOffice/4.1.7$Win32 OpenOffice.org_project/417m1$Build-9800</meta:generator>
    <meta:document-statistic meta:table-count="0" meta:image-count="1" meta:object-count="0" meta:page-count="5" meta:paragraph-count="141" meta:word-count="1357" meta:character-count="8373"/>
    <meta:editing-duration>PT20M51S</meta:editing-duration>
    <meta:editing-cycles>1</meta:editing-cycles>
  </office:meta>
</office:document-meta>
</file>